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draw:marker-start-width="0.508cm" draw:marker-end-width="0.508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02cm" draw:marker-start-width="0.508cm" draw:marker-end-width="0.508cm" draw:fill="none" draw:textarea-vertical-align="middle" fo:padding-top="0.176cm" fo:padding-bottom="0.176cm" fo:padding-left="0.301cm" fo:padding-right="0.301cm"/>
    </style:style>
    <style:style style:name="gr3" style:family="graphic" style:parent-style-name="objectwithoutfill">
      <style:graphic-properties draw:stroke="dash" draw:stroke-dash="Dashed_20__28_var_29_" svg:stroke-width="0.051cm" draw:marker-start="Arrow" draw:marker-start-width="0.203cm" draw:marker-end="Arrow" draw:marker-end-width="0.203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7.97cm" svg:height="9.75cm" draw:transform="skewX (-2.39647207723603E-017) rotate (-0.161792021659874) translate (0.583cm 2.213cm)" svg:viewBox="0 0 7971 9751" svg:d="M0 0c12611 1 6481 9751 6481 9751">
          <text:p/>
        </draw:path>
        <draw:path draw:style-name="gr2" draw:text-style-name="P1" draw:layer="layout" svg:width="5.081cm" svg:height="3.936cm" svg:x="6.271cm" svg:y="4.499cm" svg:viewBox="0 0 5082 3937" svg:d="M0 0c5334 0 5080 3937 5080 3937">
          <text:p/>
        </draw:path>
        <draw:path draw:style-name="gr2" draw:text-style-name="P1" draw:layer="layout" svg:width="5.081cm" svg:height="3.936cm" draw:transform="rotate (-3.14159265358979) translate (11.3559206049149cm 4.499cm)" svg:viewBox="0 0 5082 3937" svg:d="M5082 0c-5334 0-5080 3937-5080 3937">
          <text:p/>
        </draw:path>
        <draw:line draw:style-name="gr3" draw:text-style-name="P1" draw:layer="layout" svg:x1="3.785cm" svg:y1="1.959cm" svg:x2="10.389cm" svg:y2="8.309cm">
          <text:p/>
        </draw:line>
        <draw:line draw:style-name="gr3" draw:text-style-name="P1" draw:layer="layout" svg:x1="1.524cm" svg:y1="4.423cm" svg:x2="10.146cm" svg:y2="4.54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13.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yan Robinett</meta:initial-creator>
    <meta:creation-date>2018-07-23T12:54:36.271758718</meta:creation-date>
    <dc:date>2018-07-23T13:17:58.430652349</dc:date>
    <dc:creator>Ryan Robinett</dc:creator>
    <meta:editing-duration>PT21M57S</meta:editing-duration>
    <meta:editing-cycles>4</meta:editing-cycles>
    <meta:generator>LibreOffice/4.2.8.2$Linux_X86_64 LibreOffice_project/420m0$Build-2</meta:generator>
    <meta:document-statistic meta:object-count="5"/>
  </office:meta>
</office:document-meta>
</file>